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D0000026A245063B33DEE695A.png" manifest:media-type="image/png"/>
  <manifest:file-entry manifest:full-path="Pictures/100000000000005E0000005E0146323FFCB2DCEB.jpg" manifest:media-type="image/jpeg"/>
  <manifest:file-entry manifest:full-path="Pictures/10000000000002000000020051332653FF9EC81A.jpg" manifest:media-type="image/jpeg"/>
  <manifest:file-entry manifest:full-path="Pictures/1000000000000200000002002468B7BE6E473D55.jpg" manifest:media-type="image/jpeg"/>
  <manifest:file-entry manifest:full-path="Pictures/100000000000043E000002A728D07D7747544989.png" manifest:media-type="image/png"/>
  <manifest:file-entry manifest:full-path="Pictures/10000000000003FB000002E36DF9AE17BAA2E47C.png" manifest:media-type="image/png"/>
  <manifest:file-entry manifest:full-path="Pictures/100000000000049C000002CDB0071702BC2C25CA.png" manifest:media-type="image/png"/>
  <manifest:file-entry manifest:full-path="Pictures/100000000000035400000109220F7BD6491C3494.png" manifest:media-type="image/png"/>
  <manifest:file-entry manifest:full-path="Pictures/10000000000003F70000011A09D5AA54CB4C71D7.png" manifest:media-type="image/png"/>
  <manifest:file-entry manifest:full-path="Pictures/10000000000004D9000002CD1247B283C99AE98A.png" manifest:media-type="image/png"/>
  <manifest:file-entry manifest:full-path="Pictures/100000000000041F000001A1CBD7A930249F898E.png" manifest:media-type="image/png"/>
  <manifest:file-entry manifest:full-path="Pictures/1000000000000517000002DB65A5C0B18A3F656A.png" manifest:media-type="image/png"/>
  <manifest:file-entry manifest:full-path="Pictures/10000000000003A60000027474BE01226AC01A1C.png" manifest:media-type="image/png"/>
  <manifest:file-entry manifest:full-path="Pictures/10000000000003C600000181BE9EE4CBC48B09B3.png" manifest:media-type="image/png"/>
  <manifest:file-entry manifest:full-path="Pictures/1000000000000478000002D318145F6026293B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华文黑体" svg:font-family="华文黑体" style:font-family-generic="system" style:font-pitch="variable"/>
    <style:font-face style:name="思源黑体 CN Normal" svg:font-family="'思源黑体 CN Normal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graphic-properties draw:fill-hatch-solid="false"/>
      <style:drawing-page-properties presentation:background-visible="true" presentation:background-objects-visible="true" draw:fill="bitmap" draw:fill-color="#d62e4e" draw:fill-image-name="Pool" draw:opacity="50%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urface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Surface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gradient-step-count="0" draw:fill-image-name="White_20_Diffusion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 smil:type="fade" smil:subtype="fadeOverColor" smil:fadeColor="#000000"/>
    </style:style>
    <style:style style:name="dp6" style:family="drawing-page">
      <style:drawing-page-properties presentation:background-visible="true" presentation:background-objects-visible="true" draw:fill="bitmap" draw:fill-image-name="strive" draw:opacity="50%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 style:list-style-name="L1">
      <style:graphic-properties draw:fill-color="#ffffff" draw:auto-grow-height="true" fo:min-height="9.457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默认-title">
      <style:graphic-properties fo:min-height="3.277cm"/>
      <style:paragraph-properties style:writing-mode="lr-tb"/>
    </style:style>
    <style:style style:name="pr5" style:family="presentation" style:parent-style-name="默认-outline1">
      <style:graphic-properties fo:min-height="8.884cm"/>
      <style:paragraph-properties style:writing-mode="lr-tb"/>
    </style:style>
    <style:style style:name="pr6" style:family="presentation" style:parent-style-name="默认-title" style:list-style-name="L1">
      <style:graphic-properties fo:min-height="3.277cm"/>
      <style:paragraph-properties style:writing-mode="lr-tb"/>
    </style:style>
    <style:style style:name="pr7" style:family="presentation" style:parent-style-name="默认-title">
      <style:graphic-properties draw:auto-grow-height="true" fo:min-height="2.629cm"/>
      <style:paragraph-properties style:writing-mode="lr-tb"/>
    </style:style>
    <style:style style:name="pr8" style:family="presentation" style:parent-style-name="默认-subtitle">
      <style:graphic-properties draw:fill-color="#ffffff" draw:auto-grow-height="true" fo:min-height="11.467cm"/>
      <style:paragraph-properties style:writing-mode="lr-tb"/>
    </style:style>
    <style:style style:name="P1" style:family="paragraph">
      <style:paragraph-properties style:writing-mode="lr-tb"/>
      <style:text-properties fo:color="#55308d" loext:opacity="100%" loext:color-lum-mod="100%" loext:color-lum-off="0%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思源黑体 CN Norm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color="#ff7b59" loext:opacity="100%" loext:color-lum-mod="100%" loext:color-lum-off="0%"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  <style:text-properties style:font-size-asian="32pt"/>
    </style:style>
    <style:style style:name="T1" style:family="text">
      <style:text-properties fo:color="#55308d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思源黑体 CN Norm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7b59" loext:opacity="100%" fo:font-weight="bold" style:font-weight-asian="bold" style:font-weight-complex="bold"/>
    </style:style>
    <style:style style:name="T6" style:family="text">
      <style:text-properties style:font-size-asian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cm" svg:y="2cm" presentation:class="title" presentation:user-transformed="true">
          <draw:text-box>
            <text:p><text:span text:style-name="T1">C++</text:span><text:span text:style-name="T1">实训之</text:span><text:span text:style-name="T1">Shell</text:span><text:span text:style-name="T1">程序</text:span></text:p>
          </draw:text-box>
        </draw:frame>
        <draw:frame presentation:style-name="pr2" draw:text-style-name="P3" draw:layer="layout" svg:width="25.199cm" svg:height="9.457cm" svg:x="2cm" svg:y="6cm" presentation:class="subtitle" presentation:user-transformed="true">
          <draw:text-box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小组成员</text:span><text:span text:style-name="T2">:</text:span><text:span text:style-name="T2">周旺 </text:span><text:span text:style-name="T2">202105161525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向阳</text:span><text:span text:style-name="T2">2021051615200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">
        <office:forms form:automatic-focus="false" form:apply-design-mode="false"/>
        <draw:frame presentation:style-name="pr4" draw:text-style-name="P5" draw:layer="layout" svg:width="26.5cm" svg:height="3.277cm" svg:x="1cm" svg:y="0.676cm" presentation:class="title" presentation:user-transformed="true">
          <draw:text-box>
            <text:p><text:span text:style-name="T3">1.</text:span><text:span text:style-name="T3">实现提供命令的输入</text:span><text:span text:style-name="T3">,</text:span><text:span text:style-name="T3">执行并显示执行结果的功能</text:span></text:p>
          </draw:text-box>
        </draw:frame>
        <draw:frame draw:style-name="gr2" draw:text-style-name="P6" draw:layer="layout" svg:width="12.5cm" svg:height="10.5cm" svg:x="0.5cm" svg:y="4cm">
          <draw:image xlink:href="Pictures/10000000000003FB000002E36DF9AE17BAA2E47C.png" xlink:type="simple" xlink:show="embed" xlink:actuate="onLoad" draw:mime-type="image/png">
            <text:p/>
          </draw:image>
        </draw:frame>
        <draw:frame draw:style-name="gr2" draw:text-style-name="P6" draw:layer="layout" svg:width="14cm" svg:height="10.407cm" svg:x="13.5cm" svg:y="4.093cm">
          <draw:image xlink:href="Pictures/100000000000049C000002CDB0071702BC2C25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">
        <office:forms form:automatic-focus="false" form:apply-design-mode="false"/>
        <draw:frame presentation:style-name="pr5" draw:text-style-name="P5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拆分命令</text:p>
                <text:p/>
              </text:list-header>
            </text:list>
          </draw:text-box>
        </draw:frame>
        <draw:frame presentation:style-name="pr5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>主函数</text:p>
              </text:list-header>
            </text:list>
          </draw:text-box>
        </draw:frame>
        <draw:frame draw:style-name="gr2" draw:text-style-name="P6" draw:layer="layout" svg:width="13.197cm" svg:height="6.311cm" svg:x="0.5cm" svg:y="5.689cm">
          <draw:image xlink:href="Pictures/10000000000003F70000011A09D5AA54CB4C71D7.png" xlink:type="simple" xlink:show="embed" xlink:actuate="onLoad" draw:mime-type="image/png">
            <text:p/>
          </draw:image>
        </draw:frame>
        <draw:frame draw:style-name="gr2" draw:text-style-name="P6" draw:layer="layout" svg:width="13.324cm" svg:height="6.311cm" svg:x="14cm" svg:y="5.689cm">
          <draw:image xlink:href="Pictures/100000000000035400000109220F7BD6491C34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1T0">
        <office:forms form:automatic-focus="false" form:apply-design-mode="false"/>
        <draw:frame presentation:style-name="pr6" draw:text-style-name="P9" draw:layer="layout" svg:width="29.5cm" svg:height="3.277cm" svg:x="-1cm" svg:y="1cm" presentation:class="title" presentation:user-transformed="true">
          <draw:text-box>
            <text:p text:style-name="P8"><text:span text:style-name="T4">2.</text:span><text:span text:style-name="T4">提供可 </text:span><text:span text:style-name="T4">shell </text:span><text:span text:style-name="T4">编程的功能</text:span><text:span text:style-name="T4">,</text:span><text:span text:style-name="T4">能够执行简单的 </text:span><text:span text:style-name="T4">shell </text:span><text:span text:style-name="T4">脚本</text:span></text:p>
          </draw:text-box>
        </draw:frame>
        <draw:frame draw:style-name="gr2" draw:text-style-name="P6" draw:layer="layout" svg:width="27cm" svg:height="11.03cm" svg:x="0.5cm" svg:y="4cm">
          <draw:image xlink:href="Pictures/100000000000041F000001A1CBD7A930249F89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5cm" svg:y="0cm" presentation:class="title" presentation:user-transformed="true">
          <draw:text-box>
            <text:p text:style-name="P8"><text:span text:style-name="T4">3.</text:span><text:span text:style-name="T4">提供 </text:span><text:span text:style-name="T4">I/O </text:span><text:span text:style-name="T4">重定向和管道的功能</text:span></text:p>
          </draw:text-box>
        </draw:frame>
        <draw:frame draw:style-name="gr2" draw:text-style-name="P6" draw:layer="layout" svg:width="23cm" svg:height="13.116cm" svg:x="2.5cm" svg:y="2cm">
          <draw:image xlink:href="Pictures/1000000000000517000002DB65A5C0B18A3F65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1T0">
        <office:forms form:automatic-focus="false" form:apply-design-mode="false"/>
        <draw:frame draw:style-name="gr2" draw:text-style-name="P6" draw:layer="layout" svg:width="12.5cm" svg:height="5.675cm" svg:x="0cm" svg:y="4.325cm">
          <draw:image xlink:href="Pictures/10000000000003C600000181BE9EE4CBC48B09B3.png" xlink:type="simple" xlink:show="embed" xlink:actuate="onLoad" draw:mime-type="image/png">
            <text:p/>
          </draw:image>
        </draw:frame>
        <draw:frame draw:style-name="gr2" draw:text-style-name="P6" draw:layer="layout" svg:width="15.5cm" svg:height="14.749cm" svg:x="12.5cm" svg:y="0.251cm">
          <draw:image xlink:href="Pictures/10000000000004D9000002CD1247B283C99AE9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默认" presentation:presentation-page-layout-name="AL1T0">
        <office:forms form:automatic-focus="false" form:apply-design-mode="false"/>
        <draw:frame draw:style-name="gr2" draw:text-style-name="P6" draw:layer="layout" svg:width="13.5cm" svg:height="12cm" svg:x="0cm" svg:y="1.5cm">
          <draw:image xlink:href="Pictures/1000000000000478000002D318145F6026293BDB.png" xlink:type="simple" xlink:show="embed" xlink:actuate="onLoad" draw:mime-type="image/png">
            <text:p/>
          </draw:image>
        </draw:frame>
        <draw:frame draw:style-name="gr2" draw:text-style-name="P6" draw:layer="layout" svg:width="14.767cm" svg:height="14cm" svg:x="13cm" svg:y="0.5cm">
          <draw:image xlink:href="Pictures/10000000000003A60000027474BE01226AC01A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默认" presentation:presentation-page-layout-name="AL3T1" xml:id="id1" draw:id="id1">
        <office:forms form:automatic-focus="false" form:apply-design-mode="false"/>
        <draw:frame presentation:style-name="pr7" draw:text-style-name="P5" draw:layer="layout" svg:width="25.199cm" svg:height="2.629cm" svg:x="1.4cm" svg:y="0cm" presentation:class="title" presentation:user-transformed="true">
          <draw:text-box>
            <text:p>运行测试</text:p>
          </draw:text-box>
        </draw:frame>
        <draw:frame draw:style-name="gr2" draw:text-style-name="P6" draw:layer="layout" svg:width="23.5cm" svg:height="13.001cm" svg:x="2.5cm" svg:y="2.5cm">
          <draw:image xlink:href="Pictures/100000000000045D0000026A245063B33DEE695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默认" presentation:presentation-page-layout-name="AL1T0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5">总结</text:span></text:p>
          </draw:text-box>
        </draw:frame>
        <draw:frame presentation:style-name="pr8" draw:text-style-name="P12" draw:layer="layout" svg:width="25.599cm" svg:height="11.467cm" svg:x="1cm" svg:y="2.533cm" presentation:class="subtitle" presentation:user-transformed="true">
          <draw:text-box>
            <text:p text:style-name="P11"><text:span text:style-name="T6"><text:s text:c="2"/></text:span><text:span text:style-name="T6">在开发</text:span><text:span text:style-name="T6">Shell</text:span><text:span text:style-name="T6">程序中，我们收获了对进程管理、文件描述符操作和系统调用的深入理解。经验教训包括正确处理进程间通信，如管道和重定向，以及处理边界条件和错误情况的重要性。此外，设计良好的命令解析和参数处理能够保证程序稳定性。同时良好的沟通、组织能力是团队协作的关键。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华文黑体" svg:font-family="华文黑体" style:font-family-generic="system" style:font-pitch="variable"/>
    <style:font-face style:name="思源黑体 CN Normal" svg:font-family="'思源黑体 CN Normal'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Pool" xlink:href="Pictures/100000000000005E0000005E0146323FFCB2DCEB.jpg" xlink:type="simple" xlink:show="embed" xlink:actuate="onLoad"/>
    <draw:fill-image draw:name="Surface" xlink:href="Pictures/10000000000002000000020051332653FF9EC81A.jpg" xlink:type="simple" xlink:show="embed" xlink:actuate="onLoad"/>
    <draw:fill-image draw:name="White_20_Diffusion" draw:display-name="White Diffusion" xlink:href="Pictures/1000000000000200000002002468B7BE6E473D55.jpg" xlink:type="simple" xlink:show="embed" xlink:actuate="onLoad"/>
    <draw:fill-image draw:name="strive" xlink:href="Pictures/100000000000043E000002A728D07D774754498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华文黑体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Normal" style:font-family-asian="'思源黑体 CN Normal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2T23:55:43.451585011</dc:date>
    <meta:editing-duration>PT1H28M53S</meta:editing-duration>
    <meta:editing-cycles>4</meta:editing-cycles>
    <meta:generator>LibreOffice/7.4.2.3$Linux_X86_64 LibreOffice_project/40$Build-3</meta:generator>
    <meta:document-statistic meta:object-count="60"/>
  </office:meta>
</office:document-meta>
</file>